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fo:font-weight="bold" officeooo:paragraph-rsid="0004c844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4c844" officeooo:paragraph-rsid="0004c84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6904f" officeooo:paragraph-rsid="0006904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6904f" officeooo:paragraph-rsid="0006904f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6904f" officeooo:paragraph-rsid="0006904f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paragraph-rsid="0004c844" style:font-size-asian="24pt" style:font-weight-asian="bold" style:font-size-complex="24pt" style:font-weight-complex="bold"/>
    </style:style>
    <style:style style:name="T1" style:family="text">
      <style:text-properties officeooo:rsid="0004c844"/>
    </style:style>
    <style:style style:name="T2" style:family="text">
      <style:text-properties officeooo:rsid="00058d90"/>
    </style:style>
    <style:style style:name="T3" style:family="text">
      <style:text-properties officeooo:rsid="0006904f"/>
    </style:style>
    <style:style style:name="T4" style:family="text">
      <style:text-properties officeooo:rsid="00079fbb"/>
    </style:style>
    <style:style style:name="T5" style:family="text">
      <style:text-properties officeooo:rsid="0007de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DLE StreamFlow</text:span></text:p>
      <text:p text:style-name="P6"><text:span text:style-name="T1">для языка программирования </text:span><text:span text:style-name="T3">Task</text:span></text:p>
      <text:p text:style-name="P1"/>
      <text:p text:style-name="P4">Task</text:p>
      <text:p text:style-name="P2"><text:span text:style-name="T3">Task</text:span> — мой интерпретируемый язык программирования. Его особенностями являются простой синтаксис, а также встроенная многопоточность.</text:p>
      <text:p text:style-name="P2"/>
      <text:p text:style-name="P2">Пока что язык ограничен. В нем отсутствуют функции, классы и конструкция для обработки вложенных циклов. Не смотря на все эти недостатки, в нём очень просто реализовать <text:span text:style-name="T2">многопоточный </text:span><text:span text:style-name="T3">цикл, который быстрее обычного в десятки раз. Также в нём есть переменные, массивы, типы данных, массивы, условные конструкции if-else, цикл for и множество дополнительных методов.</text:span></text:p>
      <text:p text:style-name="P2"/>
      <text:p text:style-name="P3">Язык состоит из лексера и парсера. Лексер получает на вход текст и разбивает его на токены, проверяя чем является слово или символ. Парсер принимает на вход токены, проверяет их порядок (грамматику) и исполняет их.</text:p>
      <text:p text:style-name="P2"/>
      <text:p text:style-name="P3">Со временем недостатки будут исправлены.</text:p>
      <text:p text:style-name="P3"/>
      <text:p text:style-name="P3"/>
      <text:p text:style-name="P3"/>
      <text:p text:style-name="P5">StreamFlow</text:p>
      <text:p text:style-name="P3">StreamFlow — IDLE для языка программирования Task. Сна будет уметь <text:span text:style-name="T4">исполнять</text:span> код, читать файлы, редактировать файлы, <text:span text:style-name="T4">отображать результат выполнения </text:span><text:span text:style-name="T5">код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22:58:22.591073105</meta:creation-date>
    <dc:date>2023-10-21T23:57:33.579167981</dc:date>
    <meta:editing-duration>PT16M50S</meta:editing-duration>
    <meta:editing-cycles>1</meta:editing-cycles>
    <meta:document-statistic meta:table-count="0" meta:image-count="0" meta:object-count="0" meta:page-count="1" meta:paragraph-count="9" meta:word-count="132" meta:character-count="964" meta:non-whitespace-character-count="838"/>
    <meta:generator>LibreOffice/7.3.7.2$Linux_X86_64 LibreOffice_project/30$Build-2</meta:generator>
  </office:meta>
</office:document-meta>
</file>